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2"/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 style:list-style-name="L2">
      <style:paragraph-properties fo:margin-top="0cm" fo:margin-bottom="0.499cm" loext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2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stall and Start PostgreSQL on Alpine Linux</text:h>
      <text:p text:style-name="Text_20_body"><text:a xlink:type="simple" xlink:href="https://luppeng.wordpress.com/author/devpeng/" text:style-name="Internet_20_link" text:visited-style-name="Visited_20_Internet_20_Link">luppeng</text:a> <text:a xlink:type="simple" xlink:href="https://luppeng.wordpress.com/category/containers/" text:style-name="Internet_20_link" text:visited-style-name="Visited_20_Internet_20_Link">Containers</text:a>, <text:a xlink:type="simple" xlink:href="https://luppeng.wordpress.com/category/database/" text:style-name="Internet_20_link" text:visited-style-name="Visited_20_Internet_20_Link">Database</text:a> 6 Minutes </text:p>
      <text:p text:style-name="Text_20_body">I found that installing and starting PostgreSQL on Alpine Linux to be a not so straight forward task. So here’s a short post on how I did it.</text:p>
      <text:p text:style-name="Text_20_body">Caveats:</text:p>
      <text:list xml:id="list2512095556" text:style-name="L1">
        <text:list-item>
          <text:p text:style-name="P5">I am using the official Alpine Linux package repository </text:p>
        </text:list-item>
        <text:list-item>
          <text:p text:style-name="P5">These steps were performed within a vanilla Alpine Linux LXC container (but I try to avoid going too much into LXC here) </text:p>
        </text:list-item>
        <text:list-item>
          <text:p text:style-name="P4">I am using a custom data directory located at <text:span text:style-name="Source_20_Text">/var/lib/postgresql/data</text:span> </text:p>
        </text:list-item>
      </text:list>
      <text:h text:style-name="Heading_20_3" text:outline-level="3">Step 1: Determine PostgreSQL / Alpine Linux Version</text:h>
      <text:p text:style-name="Text_20_body">Each version of Alpine Linux uses a different official package repository, with each having a specific of PostgreSQL. For example, <text:a xlink:type="simple" xlink:href="https://pkgs.alpinelinux.org/packages?name=postgresql&amp;branch=v3.10" text:style-name="Internet_20_link" text:visited-style-name="Visited_20_Internet_20_Link">Alpine Linux v3.10’s package repository only has PostgreSQL 11.6 available</text:a>. However, depending on your version of Alpine Linux and PostgreSQL required, you can explicitly specify the repository + PostgreSQL version to pull from.</text:p>
      <text:p text:style-name="Text_20_body">You can check the available versions of PostgreSQL at the <text:a xlink:type="simple" xlink:href="https://pkgs.alpinelinux.org/packages?name=postgresql" text:style-name="Internet_20_link" text:visited-style-name="Visited_20_Internet_20_Link">Alpine Linux package repository</text:a>.</text:p>
      <text:p text:style-name="Text_20_body">For simplicity, I will use PostgreSQL 11.6 that is within the Alpine Linux v3.10 package repository.</text:p>
      <text:h text:style-name="Heading_20_3" text:outline-level="3">Step 2: Update Package Repository Index and Install the PostgreSQL Package</text:h>
      <text:p text:style-name="Preformatted_20_Text">~ # apk update</text:p>
      <text:p text:style-name="Preformatted_20_Text">fetch http://dl-cdn.alpinelinux.org/alpine/v3.10/main/x86_64/APKINDEX.tar.gz</text:p>
      <text:p text:style-name="Preformatted_20_Text">fetch http://dl-cdn.alpinelinux.org/alpine/v3.10/community/x86_64/APKINDEX.tar.gz</text:p>
      <text:p text:style-name="Preformatted_20_Text">v3.10.4-3-g0ed412d466 [http://dl-cdn.alpinelinux.org/alpine/v3.10/main]</text:p>
      <text:p text:style-name="Preformatted_20_Text">v3.10.4-7-g6ee081a8fb [http://dl-cdn.alpinelinux.org/alpine/v3.10/community]</text:p>
      <text:p text:style-name="Preformatted_20_Text">OK: 10343 distinct packages available</text:p>
      <text:p text:style-name="Preformatted_20_Text"/>
      <text:p text:style-name="Preformatted_20_Text">~ # apk add postgresql</text:p>
      <text:p text:style-name="Preformatted_20_Text">(1/12) Installing ncurses-terminfo-base (6.1_p20190518-r0)</text:p>
      <text:p text:style-name="Preformatted_20_Text">(2/12) Installing ncurses-terminfo (6.1_p20190518-r0)</text:p>
      <text:p text:style-name="Preformatted_20_Text">(3/12) Installing ncurses-libs (6.1_p20190518-r0)</text:p>
      <text:p text:style-name="Preformatted_20_Text">(4/12) Installing libedit (20190324.3.1-r0)</text:p>
      <text:p text:style-name="Preformatted_20_Text">(5/12) Installing db (5.3.28-r1)</text:p>
      <text:p text:style-name="Preformatted_20_Text">(6/12) Installing libsasl (2.1.27-r4)</text:p>
      <text:p text:style-name="Preformatted_20_Text">(7/12) Installing libldap (2.4.48-r0)</text:p>
      <text:p text:style-name="Preformatted_20_Text">(8/12) Installing libpq (11.6-r0)</text:p>
      <text:p text:style-name="Preformatted_20_Text">(9/12) Installing postgresql-client (11.6-r0)</text:p>
      <text:p text:style-name="Preformatted_20_Text">(10/12) Installing tzdata (2019c-r0)</text:p>
      <text:p text:style-name="Preformatted_20_Text">(11/12) Installing libxml2 (2.9.9-r3)</text:p>
      <text:p text:style-name="Preformatted_20_Text">(12/12) Installing postgresql (11.6-r0)</text:p>
      <text:p text:style-name="Preformatted_20_Text">Executing busybox-1.30.1-r3.trigger</text:p>
      <text:p text:style-name="P2">OK: 37 MiB in 31 packages</text:p>
      <text:p text:style-name="Text_20_body">Note: It is possible to combine these two steps into one, using the second command with the <text:a xlink:type="simple" xlink:href="https://github.com/gliderlabs/docker-alpine/blob/master/docs/usage.md" text:style-name="Internet_20_link" text:visited-style-name="Visited_20_Internet_20_Link"><text:span text:style-name="Source_20_Text">--no-cache</text:span></text:a> flag. This approach will save ~ 2MB of space.</text:p>
      <text:h text:style-name="Heading_20_3" text:outline-level="3"><text:soft-page-break/>Step 3: Create Required Folders for PostgreSQL</text:h>
      <text:p text:style-name="Text_20_body">At this point, we need to set up two folders for PostgreSQL:</text:p>
      <text:h text:style-name="Heading_20_4" text:outline-level="4">Step 3.1: Folder for PostgreSQL Socket</text:h>
      <text:p text:style-name="Text_20_body">PostgreSQL requires a directory path for create and store its <text:span text:style-name="Source_20_Text">.s.PGSQL.5432</text:span> socket. By default, this would be in the <text:span text:style-name="Source_20_Text">/run/postgresql</text:span> directory. However, my experience is that when running Alpine Linux in an LXC container, changes in this folder does not persist between container restarts (same container, just stop/start).</text:p>
      <text:p text:style-name="Text_20_body">If having to manually recreate the folder and start the daemon after a reboot is fine with you, then do the following:</text:p>
      <text:p text:style-name="Preformatted_20_Text">~ # mkdir /run/postgresql</text:p>
      <text:p text:style-name="P2">~ # chown postgres:postgres /run/postgresql/</text:p>
      <text:p text:style-name="Text_20_body">However, if you intend to have the PostgreSQL daemon auto start after the OS boots, then skip this sub-section for now.</text:p>
      <text:h text:style-name="Heading_20_4" text:outline-level="4">Step 3.2: Data folder for the database system</text:h>
      <text:p text:style-name="Text_20_body">PostgreSQL requires a folder to store its the database files, so lets create one:</text:p>
      <text:p text:style-name="Preformatted_20_Text"><text:span text:style-name="Emphasis"><text:span text:style-name="Strong_20_Emphasis">### Change to postgres user, and navigate to its home directory</text:span></text:span></text:p>
      <text:p text:style-name="Preformatted_20_Text">~ # su postgres -</text:p>
      <text:p text:style-name="Preformatted_20_Text">/root $ cd</text:p>
      <text:p text:style-name="Preformatted_20_Text">~ $ pwd</text:p>
      <text:p text:style-name="Preformatted_20_Text">/var/lib/postgresql</text:p>
      <text:p text:style-name="Preformatted_20_Text"/>
      <text:p text:style-name="Preformatted_20_Text"><text:span text:style-name="Emphasis"><text:span text:style-name="Strong_20_Emphasis">### Create the data directory, and make it less permissive</text:span></text:span><text:span text:style-name="Emphasis"> </text:span></text:p>
      <text:p text:style-name="Preformatted_20_Text">~ $ mkdir /var/lib/postgresql/data</text:p>
      <text:p text:style-name="P2">~ $ chmod 0700 /var/lib/postgresql/data</text:p>
      <text:h text:style-name="Heading_20_3" text:outline-level="3">Step 4: Create a New Database Cluster with initdb</text:h>
      <text:p text:style-name="Text_20_body"><text:a xlink:type="simple" xlink:href="https://www.postgresql.org/docs/current/app-initdb.html" text:style-name="Internet_20_link" text:visited-style-name="Visited_20_Internet_20_Link">PostgreSQL’s </text:a><text:a xlink:type="simple" xlink:href="https://www.postgresql.org/docs/current/app-initdb.html" text:style-name="Internet_20_link" text:visited-style-name="Visited_20_Internet_20_Link"><text:span text:style-name="Emphasis">initdb</text:span></text:a><text:a xlink:type="simple" xlink:href="https://www.postgresql.org/docs/current/app-initdb.html" text:style-name="Internet_20_link" text:visited-style-name="Visited_20_Internet_20_Link"> command</text:a> helps us to setup the database instance and create a new PostgreSQL database cluster.  We will use this to, as the name suggests, initialize the database:</text:p>
      <text:p text:style-name="Preformatted_20_Text">~ $ initdb -D /var/lib/postgresql/data</text:p>
      <text:p text:style-name="Preformatted_20_Text">The files belonging to this database system will be owned by user "postgres".</text:p>
      <text:p text:style-name="Preformatted_20_Text">This user must also own the server process.</text:p>
      <text:p text:style-name="Preformatted_20_Text"/>
      <text:p text:style-name="Preformatted_20_Text">The database cluster will be initialized with locales</text:p>
      <text:p text:style-name="Preformatted_20_Text">COLLATE: C</text:p>
      <text:p text:style-name="Preformatted_20_Text">CTYPE: C.UTF-8</text:p>
      <text:p text:style-name="Preformatted_20_Text">MESSAGES: C</text:p>
      <text:p text:style-name="Preformatted_20_Text">MONETARY: C</text:p>
      <text:p text:style-name="Preformatted_20_Text">NUMERIC: C</text:p>
      <text:p text:style-name="Preformatted_20_Text">TIME: C</text:p>
      <text:p text:style-name="Preformatted_20_Text">The default database encoding has accordingly been set to "UTF8".</text:p>
      <text:p text:style-name="Preformatted_20_Text">The default text search configuration will be set to "english".</text:p>
      <text:p text:style-name="Preformatted_20_Text"/>
      <text:p text:style-name="Preformatted_20_Text">Data page checksums are disabled.</text:p>
      <text:p text:style-name="Preformatted_20_Text"/>
      <text:p text:style-name="Preformatted_20_Text">fixing permissions on existing directory /var/lib/postgresql/data ... ok</text:p>
      <text:p text:style-name="Preformatted_20_Text">creating subdirectories ... ok</text:p>
      <text:p text:style-name="Preformatted_20_Text">selecting default max_connections ... 100</text:p>
      <text:p text:style-name="Preformatted_20_Text">selecting default shared_buffers ... 128MB</text:p>
      <text:p text:style-name="Preformatted_20_Text"><text:soft-page-break/>selecting default timezone ... UTC</text:p>
      <text:p text:style-name="Preformatted_20_Text">selecting dynamic shared memory implementation ... sysv</text:p>
      <text:p text:style-name="Preformatted_20_Text">creating configuration files ... ok</text:p>
      <text:p text:style-name="Preformatted_20_Text">running bootstrap script ... ok</text:p>
      <text:p text:style-name="Preformatted_20_Text">performing post-bootstrap initialization ... sh: locale: not found</text:p>
      <text:p text:style-name="Preformatted_20_Text">2020-01-31 18:17:25.809 UTC [327] WARNING: no usable system locales were found</text:p>
      <text:p text:style-name="Preformatted_20_Text">ok</text:p>
      <text:p text:style-name="Preformatted_20_Text">syncing data to disk ... ok</text:p>
      <text:p text:style-name="Preformatted_20_Text"/>
      <text:p text:style-name="Preformatted_20_Text">WARNING: enabling "trust" authentication for local connections</text:p>
      <text:p text:style-name="Preformatted_20_Text">You can change this by editing pg_hba.conf or using the option -A, or</text:p>
      <text:p text:style-name="Preformatted_20_Text">--auth-local and --auth-host, the next time you run initdb.</text:p>
      <text:p text:style-name="Preformatted_20_Text"/>
      <text:p text:style-name="P2">Success.</text:p>
      <text:h text:style-name="Heading_20_3" text:outline-level="3">Step 5: Allow Remote Connections via Password Authentication (Optional)</text:h>
      <text:p text:style-name="Text_20_body">Depending on your needs, you may want to allow remote connections to this PostgreSQL database instance:</text:p>
      <text:p text:style-name="Preformatted_20_Text">~ $ echo "host all all 0.0.0.0/0 md5" &gt;&gt; /var/lib/postgresql/data/pg_hba.conf</text:p>
      <text:p text:style-name="P2">~ $ echo "listen_addresses='*'" &gt;&gt; /var/lib/postgresql/data/postgresql.conf</text:p>
      <text:p text:style-name="Text_20_body">(<text:a xlink:type="simple" xlink:href="https://stackoverflow.com/questions/46981073/postgres-in-docker-alpine-linux-container" text:style-name="Internet_20_link" text:visited-style-name="Visited_20_Internet_20_Link">Credit</text:a>)</text:p>
      <text:h text:style-name="Heading_20_3" text:outline-level="3">Step 6: Changing the UNIX Socket Directories Value (Optional)</text:h>
      <text:p text:style-name="Text_20_body"><text:span text:style-name="Strong_20_Emphasis">Do you intend to have the PostgreSQL daemon auto start after your Alpine Linux LXC container boots up? If yes, do this step. Otherwise, skip. </text:span></text:p>
      <text:p text:style-name="Text_20_body">The PostgreSQL daemon stores its UNIX socket based on the values defined in <text:span text:style-name="Source_20_Text">unix_socket_directories</text:span> of the <text:span text:style-name="Source_20_Text">postgresql.conf</text:span> file. The default value is <text:span text:style-name="Source_20_Text">'/run/postgresql,/tmp'</text:span>.</text:p>
      <text:p text:style-name="Text_20_body">As mentioned above, my experience is that when running Alpine Linux in an LXC container, changes in the <text:span text:style-name="Source_20_Text">/run</text:span> folder does not persist between container restarts (same container, just stop/start). Upon restarting the container, the PostgreSQL daemon will not be able to start as it cannot find the <text:span text:style-name="Source_20_Text">/run/postgres</text:span> folder to store its socket.</text:p>
      <text:p text:style-name="Text_20_body">To solve this, simply remove it from the <text:span text:style-name="Source_20_Text">unix_socket_directories</text:span> setting:</text:p>
      <text:p text:style-name="Preformatted_20_Text">$  vi /var/lib/postgresql/data/postgresql.conf</text:p>
      <text:p text:style-name="Preformatted_20_Text">...</text:p>
      <text:p text:style-name="Preformatted_20_Text">unix_socket_directories = '/tmp'</text:p>
      <text:p text:style-name="P2">...</text:p>
      <text:h text:style-name="Heading_20_3" text:outline-level="3">Step 7: Start the PostgreSQL Database Server with pg_ctl</text:h>
      <text:p text:style-name="Preformatted_20_Text">~ $ pg_ctl start -D /var/lib/postgresql/data</text:p>
      <text:p text:style-name="Preformatted_20_Text">waiting for server to start....2020-01-31 18:21:59.904 UTC [340] LOG: listening on IPv4 address "0.0.0.0", port 5432</text:p>
      <text:p text:style-name="Preformatted_20_Text">2020-01-31 18:21:59.904 UTC [340] LOG: listening on IPv6 address "::", port 5432</text:p>
      <text:p text:style-name="Preformatted_20_Text">2020-01-31 18:21:59.908 UTC [340] LOG: listening on Unix socket "/run/postgresql/.s.PGSQL.5432"</text:p>
      <text:p text:style-name="Preformatted_20_Text">2020-01-31 18:21:59.918 UTC [340] LOG: listening on Unix socket "/tmp/.s.PGSQL.5432"</text:p>
      <text:p text:style-name="Preformatted_20_Text">2020-01-31 18:21:59.946 UTC [341] LOG: database system was shut down at 2020-01-31 18:17:26 UTC</text:p>
      <text:p text:style-name="Preformatted_20_Text"><text:soft-page-break/>2020-01-31 18:21:59.963 UTC [340] LOG: database system is ready to accept connections</text:p>
      <text:p text:style-name="Preformatted_20_Text">done</text:p>
      <text:p text:style-name="P2">server started</text:p>
      <text:h text:style-name="Heading_20_3" text:outline-level="3">Step 8: Test the PostgreSQL Server</text:h>
      <text:p text:style-name="Text_20_body">Connect to our PostgreSQL server and create a database within it to ensure that it is working as expected:</text:p>
      <text:p text:style-name="Preformatted_20_Text">~ $ psql</text:p>
      <text:p text:style-name="Preformatted_20_Text">psql (11.6)</text:p>
      <text:p text:style-name="Preformatted_20_Text">Type "help" for help.</text:p>
      <text:p text:style-name="Preformatted_20_Text"/>
      <text:p text:style-name="Preformatted_20_Text">postgres=# \c</text:p>
      <text:p text:style-name="Preformatted_20_Text">You are now connected to database "postgres" as user "postgres".</text:p>
      <text:p text:style-name="Preformatted_20_Text"/>
      <text:p text:style-name="Preformatted_20_Text">postgres=# SELECT datname FROM pg_database;</text:p>
      <text:p text:style-name="Preformatted_20_Text"><text:s text:c="2"/>datname</text:p>
      <text:p text:style-name="Preformatted_20_Text">-----------</text:p>
      <text:p text:style-name="Preformatted_20_Text"><text:s/>postgres</text:p>
      <text:p text:style-name="Preformatted_20_Text"><text:s/>template1</text:p>
      <text:p text:style-name="Preformatted_20_Text"><text:s/>template0</text:p>
      <text:p text:style-name="Preformatted_20_Text">(3 rows)</text:p>
      <text:p text:style-name="Preformatted_20_Text"/>
      <text:p text:style-name="Preformatted_20_Text">postgres=# create database demo;</text:p>
      <text:p text:style-name="Preformatted_20_Text">CREATE DATABASE</text:p>
      <text:p text:style-name="Preformatted_20_Text"/>
      <text:p text:style-name="Preformatted_20_Text">postgres=# SELECT datname FROM pg_database;</text:p>
      <text:p text:style-name="Preformatted_20_Text"><text:s text:c="2"/>datname</text:p>
      <text:p text:style-name="Preformatted_20_Text">-----------</text:p>
      <text:p text:style-name="Preformatted_20_Text"><text:s/>postgres</text:p>
      <text:p text:style-name="Preformatted_20_Text"><text:s/>demo</text:p>
      <text:p text:style-name="Preformatted_20_Text"><text:s/>template1</text:p>
      <text:p text:style-name="Preformatted_20_Text"><text:s/>template0</text:p>
      <text:p text:style-name="P2">(4 rows)</text:p>
      <text:h text:style-name="Heading_20_3" text:outline-level="3">Step 9: Enable PostgreSQL Daemon to Auto Start After System Boot</text:h>
      <text:p text:style-name="Text_20_body">In this step, we would want to enable the PostgreSQL daemon to auto start when Alpine Linux boots up. As <text:a xlink:type="simple" xlink:href="https://wiki.alpinelinux.org/wiki/Alpine_Linux_Init_System" text:style-name="Internet_20_link" text:visited-style-name="Visited_20_Internet_20_Link">Alpine Linux uses OpenRC for its init system</text:a>, we will add a simple custom shell script that simply starts the PostgreSQL daemon as the <text:span text:style-name="Emphasis">postgres</text:span> user.</text:p>
      <text:p text:style-name="Text_20_body">I created a <text:span text:style-name="Emphasis">start</text:span> script in the <text:span text:style-name="Source_20_Text">/etc/local.d/</text:span> folder with executable permissions:</text:p>
      <text:p text:style-name="Preformatted_20_Text">(Change back to root user)</text:p>
      <text:p text:style-name="Preformatted_20_Text"># touch /etc/local.d/postgres-custom.start</text:p>
      <text:p text:style-name="Preformatted_20_Text"># chmod +x /etc/local.d/postgres-custom.start</text:p>
      <text:p text:style-name="P2"># vi /etc/local.d/postgres-custom.start</text:p>
      <text:p text:style-name="Text_20_body">And added this simple command within the script:</text:p>
      <text:p text:style-name="Preformatted_20_Text">#!/bin/sh</text:p>
      <text:p text:style-name="P2">su postgres -c 'pg_ctl start -D /var/lib/postgresql/data'</text:p>
      <text:p text:style-name="Text_20_body">Save the script. Add the <text:span text:style-name="Source_20_Text">local</text:span> service to the <text:span text:style-name="Source_20_Text">default</text:span> runlevel, and reload the state:</text:p>
      <text:p text:style-name="Preformatted_20_Text">~ # rc-update add local default</text:p>
      <text:p text:style-name="Preformatted_20_Text"><text:s/>* service local added to runlevel default</text:p>
      <text:p text:style-name="Preformatted_20_Text">~ # openrc</text:p>
      <text:p text:style-name="Preformatted_20_Text"><text:soft-page-break/><text:s/>* Caching service dependencies ... <text:s text:c="8"/>[ ok ]</text:p>
      <text:p text:style-name="P2"><text:s/>* Starting local ... <text:s text:c="22"/>[ !! ]</text:p>
      <text:p text:style-name="Text_20_body">It is expected to experience some warnings when reloading the state as the PostgreSQL daemon is already running from our previous steps.</text:p>
      <text:p text:style-name="Text_20_body">Lastly, we can test that the auto start it works by:</text:p>
      <text:list xml:id="list1742434718" text:style-name="L2">
        <text:list-item>
          <text:p text:style-name="P6">Restarting the server (or in my case, the LXC container) </text:p>
        </text:list-item>
        <text:list-item>
          <text:p text:style-name="P6">SSH into the Alpine Linux instance </text:p>
        </text:list-item>
        <text:list-item>
          <text:p text:style-name="P6">Run <text:span text:style-name="Source_20_Text">psql</text:span> as the <text:span text:style-name="Emphasis">postgres</text:span> user to connect to the local PostgreSQL database </text:p>
          <text:list>
            <text:list-item>
              <text:p text:style-name="P6"><text:span text:style-name="Source_20_Text">~ # su postgres -c psql</text:span> </text:p>
            </text:list-item>
          </text:list>
        </text:list-item>
        <text:list-item>
          <text:p text:style-name="P6">Observe that the new database we created in Step 7 is still around </text:p>
          <text:list>
            <text:list-item>
              <text:p text:style-name="P1">psql (11.6)</text:p>
              <text:p text:style-name="P1">Type "help" for help.</text:p>
              <text:p text:style-name="P1"/>
              <text:p text:style-name="P1">postgres=# SELECT datname FROM pg_database;</text:p>
              <text:p text:style-name="P1"><text:s text:c="2"/>datname</text:p>
              <text:p text:style-name="P1">-----------</text:p>
              <text:p text:style-name="P1"><text:s/>postgres</text:p>
              <text:p text:style-name="P1"><text:s/>demo <text:s text:c="6"/>&lt;-- the database we created earlier is still here!</text:p>
              <text:p text:style-name="P1"><text:s/>template1</text:p>
              <text:p text:style-name="P1"><text:s/>template0</text:p>
              <text:p text:style-name="P3">(4 rows)</text:p>
            </text:list-item>
          </text:list>
        </text:list-item>
      </text:list>
      <text:h text:style-name="Heading_20_3" text:outline-level="3">Summary</text:h>
      <text:p text:style-name="Text_20_body">This post covers a simple “up and running” setup – there are a lot more other features (like logging) that can be configured.</text:p>
      <text:p text:style-name="Text_20_body">Although I have been using PostgreSQL for most of my posts now, I am always learning something new about it (e.g. the UNIX socket directory). I’m not sure if the lack of persistence in the <text:span text:style-name="Source_20_Text">/run</text:span> folder is just a characteristic of Alpine Linux in LXC Containers, or Alpine Linux in general.</text:p>
      <text:p text:style-name="Text_20_body">Hope this post has been useful for you</text:p>
      <text:p text:style-name="Standard"><text:a xlink:type="simple" xlink:href="https://luppeng.wordpress.com/2020/02/28/install-and-start-postgresql-on-alpine-linux/" text:style-name="Internet_20_link" text:visited-style-name="Visited_20_Internet_20_Link">https://luppeng.wordpress.com/2020/02/28/install-and-start-postgresql-on-alpine-linux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7:04:16.778865739</meta:creation-date>
    <dc:date>2021-03-10T17:05:11.797190642</dc:date>
    <meta:editing-duration>PT5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5" meta:paragraph-count="170" meta:word-count="1388" meta:character-count="9283" meta:non-whitespace-character-count="8016"/>
  </office:meta>
</office:document-meta>
</file>